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line-height="110%" fo:margin-top="0.423cm" style:writing-mode="lr-tb"/>
    </style:style>
    <style:style style:name="T1_1" style:family="text"/>
    <style:style style:name="P2" style:family="paragraph" style:parent-style-name="Normal">
      <style:paragraph-properties fo:text-align="center" fo:line-height="110%" fo:margin-top="0.423cm" style:writing-mode="lr-tb"/>
    </style:style>
    <style:style style:name="T2_1" style:family="text">
      <style:text-properties fo:color="#000000" fo:font-size="18pt" style:font-size-asian="18pt" fo:font-weight="bold" style:font-weight-asian="bold"/>
    </style:style>
    <style:style style:name="P3" style:family="paragraph" style:parent-style-name="Normal">
      <style:paragraph-properties fo:text-align="center" fo:line-height="110%" fo:margin-top="0.423cm" style:writing-mode="lr-tb"/>
    </style:style>
    <style:style style:name="T3_1" style:family="text"/>
    <style:style style:name="P4" style:family="paragraph" style:parent-style-name="Normal">
      <style:paragraph-properties fo:line-height="110%" fo:margin-top="0.423cm" style:writing-mode="lr-tb"/>
    </style:style>
    <style:style style:name="T4_1" style:family="text">
      <style:text-properties fo:color="#000000" fo:font-weight="bold" style:font-weight-asian="bold"/>
    </style:style>
    <style:style style:name="P5" style:family="paragraph" style:parent-style-name="Normal">
      <style:paragraph-properties fo:line-height="110%" fo:margin-top="0.423cm" style:writing-mode="lr-tb"/>
    </style:style>
    <style:style style:name="T5_1" style:family="text">
      <style:text-properties fo:color="#000000"/>
    </style:style>
    <style:style style:name="P6" style:family="paragraph" style:parent-style-name="Normal">
      <style:paragraph-properties fo:line-height="110%" fo:margin-top="0.423cm" style:writing-mode="lr-tb"/>
    </style:style>
    <style:style style:name="T6_1" style:family="text">
      <style:text-properties fo:color="#000000" fo:font-weight="bold" style:font-weight-asian="bold"/>
    </style:style>
    <style:style style:name="P7" style:family="paragraph" style:parent-style-name="Normal">
      <style:paragraph-properties fo:line-height="110%" fo:margin-top="0.423cm" style:writing-mode="lr-tb"/>
    </style:style>
    <style:style style:name="T7_1" style:family="text">
      <style:text-properties fo:color="#000000"/>
    </style:style>
    <style:style style:name="P8" style:family="paragraph" style:parent-style-name="Normal">
      <style:paragraph-properties fo:line-height="110%" fo:margin-top="0.423cm" style:writing-mode="lr-tb"/>
    </style:style>
    <style:style style:name="T8_1" style:family="text">
      <style:text-properties fo:color="#000000" fo:font-weight="bold" style:font-weight-asian="bold"/>
    </style:style>
    <style:style style:name="P9" style:family="paragraph" style:parent-style-name="Normal">
      <style:paragraph-properties fo:line-height="110%" fo:margin-top="0.423cm" style:writing-mode="lr-tb"/>
    </style:style>
    <style:style style:name="T9_1" style:family="text">
      <style:text-properties fo:color="#000000"/>
    </style:style>
    <style:style style:name="P10" style:family="paragraph" style:parent-style-name="Normal">
      <style:paragraph-properties fo:line-height="110%" fo:margin-top="0.423cm" style:writing-mode="lr-tb"/>
    </style:style>
    <style:style style:name="T10_1" style:family="text">
      <style:text-properties fo:color="#000000"/>
    </style:style>
    <style:style style:name="P11" style:family="paragraph" style:parent-style-name="Normal">
      <style:paragraph-properties fo:line-height="110%" fo:margin-top="0.423cm" style:writing-mode="lr-tb"/>
    </style:style>
    <style:style style:name="T11_1" style:family="text">
      <style:text-properties fo:color="#000000"/>
    </style:style>
    <style:style style:name="P12" style:family="paragraph" style:parent-style-name="Normal">
      <style:paragraph-properties fo:line-height="100%" fo:margin-top="0.423cm" fo:margin-bottom="0cm" style:writing-mode="lr-tb"/>
    </style:style>
    <style:style style:name="P13" style:family="paragraph" style:parent-style-name="Normal"/>
  </office:automatic-styles>
  <office:body>
    <office:text>
      <text:p text:style-name="P1"><text:span text:style-name="T1_1"><text:line-break/></text:span></text:p>
      <text:p text:style-name="P2"><text:span text:style-name="T2_1">Diploma</text:span></text:p>
      <text:p text:style-name="P3"><text:span text:style-name="T3_1"><text:line-break/></text:span></text:p>
      <text:p text:style-name="P4"><text:span text:style-name="T4_1">IES<text:s/>Joan<text:s/>Ramis<text:s/>I<text:s/>Ramis</text:span></text:p>
      <text:p text:style-name="P5"><text:span text:style-name="T5_1">Aquest<text:s/>diploma<text:s/>certifica<text:s/>que</text:span></text:p>
      <text:p text:style-name="P6"><text:span text:style-name="T6_1">Lucas<text:s/>Perelló<text:s/>Bagur</text:span></text:p>
      <text:p text:style-name="P7"><text:span text:style-name="T7_1">ha<text:s/>estat<text:s/>reconegut<text:s/>com</text:span></text:p>
      <text:p text:style-name="P8"><text:span text:style-name="T8_1">El<text:s/>Millor<text:s/>Alumne<text:s/>del<text:s/>SMX<text:s/>de<text:s/>1r</text:span></text:p>
      <text:p text:style-name="P9"><text:span text:style-name="T9_1">per<text:s/>l'excel·lència<text:s/>acadèmica,<text:s/>la<text:s/>dedicació<text:s/>i<text:s/>el<text:s/>compromís<text:s/>demostrats<text:s/>durant<text:s/>l'any<text:s/>acadèmic<text:s/>2024-2025.</text:span></text:p>
      <text:p text:style-name="P10"><text:span text:style-name="T10_1">En<text:s/>reconeixement<text:s/>a<text:s/>la<text:s/>seva<text:s/>destacada<text:s/>actuació,<text:s/>se<text:s/>li<text:s/>concedeix<text:s/>aquest<text:s/>diploma.</text:span></text:p>
      <text:p text:style-name="P11"><text:span text:style-name="T11_1">Maó,<text:s/>20<text:s/>-<text:s/>6<text:s/>-<text:s/>25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